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8.927cm"/>
    </style:style>
    <style:style style:name="co3" style:family="table-column">
      <style:table-column-properties fo:break-before="auto" style:column-width="7.35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3">
          <table:table-cell table:style-name="ce1" office:value-type="string">
            <text:p>Serial No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STATUS</text:p>
          </table:table-cell>
        </table:table-row>
        <table:table-row table:style-name="ro2">
          <table:table-cell table:style-name="Default"/>
          <table:table-cell table:number-columns-repeated="2"/>
        </table:table-row>
        <table:table-row table:style-name="ro4">
          <table:table-cell office:value-type="string">
            <text:p>1&gt;</text:p>
          </table:table-cell>
          <table:table-cell office:value-type="string">
            <text:p>Change landing page of dailydrums</text:p>
          </table:table-cell>
          <table:table-cell table:style-name="ce2" office:value-type="string">
            <text:p>Done</text:p>
          </table:table-cell>
        </table:table-row>
        <table:table-row table:style-name="ro4">
          <table:table-cell office:value-type="string">
            <text:p>2&gt;</text:p>
          </table:table-cell>
          <table:table-cell office:value-type="string">
            <text:p>Confirmation message after subscription (subscribe/unsubscribe)</text:p>
          </table:table-cell>
          <table:table-cell table:style-name="ce2" office:value-type="string">
            <text:p>Done</text:p>
          </table:table-cell>
        </table:table-row>
        <table:table-row table:style-name="ro4">
          <table:table-cell office:value-type="string">
            <text:p>3&gt;</text:p>
          </table:table-cell>
          <table:table-cell office:value-type="string">
            <text:p>Change the testing images for deals. Put some professional images</text:p>
          </table:table-cell>
          <table:table-cell/>
        </table:table-row>
        <table:table-row table:style-name="ro4">
          <table:table-cell office:value-type="string">
            <text:p>4&gt;</text:p>
          </table:table-cell>
          <table:table-cell office:value-type="string">
            <text:p>My subscription page</text:p>
          </table:table-cell>
          <table:table-cell table:style-name="ce2" office:value-type="string">
            <text:p>Done</text:p>
          </table:table-cell>
        </table:table-row>
        <table:table-row table:style-name="ro4">
          <table:table-cell office:value-type="string">
            <text:p>5&gt;</text:p>
          </table:table-cell>
          <table:table-cell office:value-type="string">
            <text:p>City module for add/edit/delete</text:p>
          </table:table-cell>
          <table:table-cell/>
        </table:table-row>
        <table:table-row table:style-name="ro4">
          <table:table-cell office:value-type="string">
            <text:p>6&gt;</text:p>
          </table:table-cell>
          <table:table-cell office:value-type="string">
            <text:p>Make the urls SEO friendly</text:p>
          </table:table-cell>
          <table:table-cell table:style-name="ce2" office:value-type="string">
            <text:p>Done for category</text:p>
          </table:table-cell>
        </table:table-row>
        <table:table-row table:style-name="ro4">
          <table:table-cell office:value-type="string">
            <text:p>7&gt;</text:p>
          </table:table-cell>
          <table:table-cell office:value-type="string">
            <text:p>Pro user registration</text:p>
          </table:table-cell>
          <table:table-cell office:value-type="string">
            <text:p>Working</text:p>
          </table:table-cell>
        </table:table-row>
        <table:table-row table:style-name="ro4">
          <table:table-cell office:value-type="string">
            <text:p>8&gt;</text:p>
          </table:table-cell>
          <table:table-cell office:value-type="string">
            <text:p>Pro user deal upload page would be create campaign</text:p>
          </table:table-cell>
          <table:table-cell/>
        </table:table-row>
        <table:table-row table:style-name="ro4">
          <table:table-cell office:value-type="string">
            <text:p>9&gt;</text:p>
          </table:table-cell>
          <table:table-cell office:value-type="string">
            <text:p>Create store page for basic and pro. Pro user can create multiple store but basic user could create only one store</text:p>
          </table:table-cell>
          <table:table-cell/>
        </table:table-row>
        <table:table-row table:style-name="ro4">
          <table:table-cell office:value-type="string">
            <text:p>10&gt;</text:p>
          </table:table-cell>
          <table:table-cell office:value-type="string">
            <text:p>basic user can upload a deals/day. </text:p>
          </table:table-cell>
          <table:table-cell/>
        </table:table-row>
        <table:table-row table:style-name="ro4">
          <table:table-cell office:value-type="string">
            <text:p>11&gt;</text:p>
          </table:table-cell>
          <table:table-cell office:value-type="string">
            <text:p>Create My campaign page for pro and basic.</text:p>
          </table:table-cell>
          <table:table-cell/>
        </table:table-row>
        <table:table-row table:style-name="ro4">
          <table:table-cell office:value-type="string">
            <text:p>12&gt;</text:p>
          </table:table-cell>
          <table:table-cell office:value-type="string">
            <text:p>Horizontally show category after clicking on more button on menu header dynamicaly</text:p>
          </table:table-cell>
          <table:table-cell table:style-name="ce2" office:value-type="string">
            <text:p>Done</text:p>
          </table:table-cell>
        </table:table-row>
        <table:table-row table:style-name="ro4">
          <table:table-cell office:value-type="string">
            <text:p>13&gt;</text:p>
          </table:table-cell>
          <table:table-cell office:value-type="string">
            <text:p>Show pagination on category and user list in admin panel</text:p>
          </table:table-cell>
          <table:table-cell/>
        </table:table-row>
        <table:table-row table:style-name="ro4">
          <table:table-cell office:value-type="string">
            <text:p>14&gt;</text:p>
          </table:table-cell>
          <table:table-cell office:value-type="string">
            <text:p>Show the category name in the deal listing page and creator name and add and end date. </text:p>
          </table:table-cell>
          <table:table-cell table:style-name="ce2" office:value-type="string">
            <text:p>Done</text:p>
          </table:table-cell>
        </table:table-row>
        <table:table-row table:style-name="ro4">
          <table:table-cell office:value-type="string">
            <text:p>15&gt;</text:p>
          </table:table-cell>
          <table:table-cell table:style-name="ce3" office:value-type="string">
            <text:p>Add edit delete function from admin panel for all the module listing.</text:p>
          </table:table-cell>
          <table:table-cell/>
        </table:table-row>
        <table:table-row table:style-name="ro4">
          <table:table-cell office:value-type="string">
            <text:p>16&gt;</text:p>
          </table:table-cell>
          <table:table-cell office:value-type="string">
            <text:p>Category logo upload edit</text:p>
          </table:table-cell>
          <table:table-cell table:style-name="ce2" office:value-type="string">
            <text:p>Done</text:p>
          </table:table-cell>
        </table:table-row>
        <table:table-row table:style-name="ro4">
          <table:table-cell office:value-type="string">
            <text:p>17&gt;</text:p>
          </table:table-cell>
          <table:table-cell office:value-type="string">
            <text:p>Static pages(Admin)</text:p>
          </table:table-cell>
          <table:table-cell table:style-name="ce2" office:value-type="string">
            <text:p>Done</text:p>
          </table:table-cell>
        </table:table-row>
        <table:table-row table:style-name="ro4">
          <table:table-cell office:value-type="string">
            <text:p>18&gt;</text:p>
          </table:table-cell>
          <table:table-cell office:value-type="string">
            <text:p>Static pages(front end)</text:p>
          </table:table-cell>
          <table:table-cell table:style-name="ce2" office:value-type="string">
            <text:p>Done</text:p>
          </table:table-cell>
        </table:table-row>
        <table:table-row table:style-name="ro4">
          <table:table-cell office:value-type="string">
            <text:p>19&gt;</text:p>
          </table:table-cell>
          <table:table-cell office:value-type="string">
            <text:p>Contact Us page </text:p>
          </table:table-cell>
          <table:table-cell table:style-name="ce2" office:value-type="string">
            <text:p>Done</text:p>
          </table:table-cell>
        </table:table-row>
        <table:table-row table:style-name="ro4">
          <table:table-cell office:value-type="string">
            <text:p>20&gt;</text:p>
          </table:table-cell>
          <table:table-cell table:number-columns-repeated="2"/>
        </table:table-row>
        <table:table-row table:style-name="ro4">
          <table:table-cell office:value-type="string">
            <text:p>21&gt;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UL </meta:initial-creator>
    <meta:creation-date>2013-10-28T12:23:18</meta:creation-date>
    <dc:date>2013-11-01T20:01:58</dc:date>
    <dc:creator>RAHUL </dc:creator>
    <meta:editing-duration>PT12H21M25S</meta:editing-duration>
    <meta:editing-cycles>11</meta:editing-cycles>
    <meta:generator>LibreOffice/3.5$Linux_x86 LibreOffice_project/350m1$Build-2</meta:generator>
    <meta:document-statistic meta:table-count="3" meta:cell-count="54" meta:object-count="0"/>
  </office:meta>
</office:document-meta>
</file>